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346in"/>
    </style:style>
    <style:style style:name="co4" style:family="table-column">
      <style:table-column-properties fo:break-before="auto" style:column-width="0.5673in"/>
    </style:style>
    <style:style style:name="co5" style:family="table-column">
      <style:table-column-properties fo:break-before="auto" style:column-width="0.5244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in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in"/>
    </style:style>
    <style:style style:name="ce5" style:family="table-cell" style:parent-style-name="Default" style:data-style-name="N121">
      <style:table-cell-properties fo:border-bottom="none" fo:border-left="none" fo:padding-bottom="0.0193in" fo:padding-left="0.0138in" fo:padding-right="0.0138in" fo:padding-top="0.0193in" fo:border-right="0.06pt solid #000000" fo:border-top="none"/>
    </style:style>
    <style:style style:name="ce6" style:family="table-cell" style:parent-style-name="Default" style:data-style-name="N121">
      <style:table-cell-properties fo:border-bottom="0.06pt solid #000000" fo:border-left="none" fo:padding-bottom="0.0193in" fo:padding-left="0.0138in" fo:padding-right="0.0138in" fo:padding-top="0.0193in" fo:border-right="0.06pt solid #000000" fo:border-top="none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" style:family="table-cell" style:parent-style-name="Default" style:data-style-name="N121">
      <style:table-cell-properties fo:border="none" fo:padding-bottom="0.0193in" fo:padding-left="0.0138in" fo:padding-right="0.0138in" fo:padding-top="0.0193in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in"/>
    </style:style>
    <style:style style:name="ce1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in"/>
    </style:style>
    <style:style style:name="ce12" style:family="table-cell" style:parent-style-name="Default" style:data-style-name="N121">
      <style:table-cell-properties fo:border-bottom="0.06pt solid #000000" fo:border-left="none" fo:padding-bottom="0.0193in" fo:padding-left="0.0138in" fo:padding-right="0.0138in" fo:padding-top="0.0193in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5"/>
        <table:table-column table:style-name="co3" table:default-cell-style-name="ce8"/>
        <table:table-column table:style-name="co5" table:default-cell-style-name="ce10"/>
        <table:table-column table:style-name="co2" table:default-cell-style-name="ce12"/>
        <table:table-row table:style-name="ro1">
          <table:table-cell table:style-name="ce1" office:value-type="string">
            <text:p>Deg C</text:p>
          </table:table-cell>
          <table:table-cell table:style-name="ce4" office:value-type="string">
            <text:p>Deg F</text:p>
          </table:table-cell>
          <table:table-cell table:style-name="ce7"/>
          <table:table-cell table:style-name="ce9" office:value-type="string">
            <text:p>Deg F</text:p>
          </table:table-cell>
          <table:table-cell table:style-name="ce11" office:value-type="string">
            <text:p>Deg C</text:p>
          </table:table-cell>
        </table:table-row>
        <table:table-row table:style-name="ro2">
          <table:table-cell table:style-name="Default" office:value-type="float" office:value="-55">
            <text:p>-55</text:p>
          </table:table-cell>
          <table:table-cell table:formula="of:=[.A2]*9/5 + 32" office:value-type="float" office:value="-67">
            <text:p>-67.0</text:p>
          </table:table-cell>
          <table:table-cell/>
          <table:table-cell office:value-type="float" office:value="-40">
            <text:p>-40</text:p>
          </table:table-cell>
          <table:table-cell table:formula="of:=([.D2]-32)*5/9" office:value-type="float" office:value="-40">
            <text:p>-40.0</text:p>
          </table:table-cell>
        </table:table-row>
        <table:table-row table:style-name="ro2">
          <table:table-cell table:style-name="Default" office:value-type="float" office:value="-50">
            <text:p>-50</text:p>
          </table:table-cell>
          <table:table-cell table:formula="of:=[.A3]*9/5 + 32" office:value-type="float" office:value="-58">
            <text:p>-58.0</text:p>
          </table:table-cell>
          <table:table-cell/>
          <table:table-cell office:value-type="float" office:value="-30">
            <text:p>-30</text:p>
          </table:table-cell>
          <table:table-cell table:formula="of:=([.D3]-32)*5/9" office:value-type="float" office:value="-34.4444444444444">
            <text:p>-34.4</text:p>
          </table:table-cell>
        </table:table-row>
        <table:table-row table:style-name="ro2">
          <table:table-cell office:value-type="float" office:value="-40">
            <text:p>-40</text:p>
          </table:table-cell>
          <table:table-cell table:formula="of:=[.A4]*9/5 + 32" office:value-type="float" office:value="-40">
            <text:p>-40.0</text:p>
          </table:table-cell>
          <table:table-cell/>
          <table:table-cell office:value-type="float" office:value="-20">
            <text:p>-20</text:p>
          </table:table-cell>
          <table:table-cell table:formula="of:=([.D4]-32)*5/9" office:value-type="float" office:value="-28.8888888888889">
            <text:p>-28.9</text:p>
          </table:table-cell>
        </table:table-row>
        <table:table-row table:style-name="ro2">
          <table:table-cell office:value-type="float" office:value="-30">
            <text:p>-30</text:p>
          </table:table-cell>
          <table:table-cell table:formula="of:=[.A5]*9/5 + 32" office:value-type="float" office:value="-22">
            <text:p>-22.0</text:p>
          </table:table-cell>
          <table:table-cell/>
          <table:table-cell office:value-type="float" office:value="-15">
            <text:p>-15</text:p>
          </table:table-cell>
          <table:table-cell table:formula="of:=([.D5]-32)*5/9" office:value-type="float" office:value="-26.1111111111111">
            <text:p>-26.1</text:p>
          </table:table-cell>
        </table:table-row>
        <table:table-row table:style-name="ro2">
          <table:table-cell office:value-type="float" office:value="-20">
            <text:p>-20</text:p>
          </table:table-cell>
          <table:table-cell table:formula="of:=[.A6]*9/5 + 32" office:value-type="float" office:value="-4">
            <text:p>-4.0</text:p>
          </table:table-cell>
          <table:table-cell/>
          <table:table-cell office:value-type="float" office:value="-10">
            <text:p>-10</text:p>
          </table:table-cell>
          <table:table-cell table:formula="of:=([.D6]-32)*5/9" office:value-type="float" office:value="-23.3333333333333">
            <text:p>-23.3</text:p>
          </table:table-cell>
        </table:table-row>
        <table:table-row table:style-name="ro2">
          <table:table-cell office:value-type="float" office:value="-18">
            <text:p>-18</text:p>
          </table:table-cell>
          <table:table-cell table:formula="of:=[.A7]*9/5 + 32" office:value-type="float" office:value="-0.399999999999999">
            <text:p>-0.4</text:p>
          </table:table-cell>
          <table:table-cell/>
          <table:table-cell office:value-type="float" office:value="0">
            <text:p>0</text:p>
          </table:table-cell>
          <table:table-cell table:formula="of:=([.D7]-32)*5/9" office:value-type="float" office:value="-17.7777777777778">
            <text:p>-17.8</text:p>
          </table:table-cell>
        </table:table-row>
        <table:table-row table:style-name="ro2">
          <table:table-cell office:value-type="float" office:value="-10">
            <text:p>-10</text:p>
          </table:table-cell>
          <table:table-cell table:formula="of:=[.A8]*9/5 + 32" office:value-type="float" office:value="14">
            <text:p>14.0</text:p>
          </table:table-cell>
          <table:table-cell/>
          <table:table-cell office:value-type="float" office:value="5">
            <text:p>5</text:p>
          </table:table-cell>
          <table:table-cell table:formula="of:=([.D8]-32)*5/9" office:value-type="float" office:value="-15">
            <text:p>-15.0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[.A9]*9/5 + 32" office:value-type="float" office:value="32">
            <text:p>32.0</text:p>
          </table:table-cell>
          <table:table-cell/>
          <table:table-cell office:value-type="float" office:value="10">
            <text:p>10</text:p>
          </table:table-cell>
          <table:table-cell table:formula="of:=([.D9]-32)*5/9" office:value-type="float" office:value="-12.2222222222222">
            <text:p>-12.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A10]*9/5 + 32" office:value-type="float" office:value="41">
            <text:p>41.0</text:p>
          </table:table-cell>
          <table:table-cell/>
          <table:table-cell office:value-type="float" office:value="20">
            <text:p>20</text:p>
          </table:table-cell>
          <table:table-cell table:formula="of:=([.D10]-32)*5/9" office:value-type="float" office:value="-6.66666666666667">
            <text:p>-6.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11]*9/5 + 32" office:value-type="float" office:value="50">
            <text:p>50.0</text:p>
          </table:table-cell>
          <table:table-cell/>
          <table:table-cell office:value-type="float" office:value="30">
            <text:p>30</text:p>
          </table:table-cell>
          <table:table-cell table:formula="of:=([.D11]-32)*5/9" office:value-type="float" office:value="-1.11111111111111">
            <text:p>-1.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[.A12]*9/5 + 32" office:value-type="float" office:value="55.4">
            <text:p>55.4</text:p>
          </table:table-cell>
          <table:table-cell/>
          <table:table-cell office:value-type="float" office:value="32">
            <text:p>32</text:p>
          </table:table-cell>
          <table:table-cell table:formula="of:=([.D12]-32)*5/9" office:value-type="float" office:value="0">
            <text:p>0.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[.A13]*9/5 + 32" office:value-type="float" office:value="57.2">
            <text:p>57.2</text:p>
          </table:table-cell>
          <table:table-cell/>
          <table:table-cell office:value-type="float" office:value="40">
            <text:p>40</text:p>
          </table:table-cell>
          <table:table-cell table:formula="of:=([.D13]-32)*5/9" office:value-type="float" office:value="4.44444444444444">
            <text:p>4.4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[.A14]*9/5 + 32" office:value-type="float" office:value="59">
            <text:p>59.0</text:p>
          </table:table-cell>
          <table:table-cell/>
          <table:table-cell office:value-type="float" office:value="50">
            <text:p>50</text:p>
          </table:table-cell>
          <table:table-cell table:formula="of:=([.D14]-32)*5/9" office:value-type="float" office:value="10">
            <text:p>10.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[.A15]*9/5 + 32" office:value-type="float" office:value="68">
            <text:p>68.0</text:p>
          </table:table-cell>
          <table:table-cell/>
          <table:table-cell office:value-type="float" office:value="60">
            <text:p>60</text:p>
          </table:table-cell>
          <table:table-cell table:formula="of:=([.D15]-32)*5/9" office:value-type="float" office:value="15.5555555555556">
            <text:p>15.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formula="of:=[.A16]*9/5 + 32" office:value-type="float" office:value="71.6">
            <text:p>71.6</text:p>
          </table:table-cell>
          <table:table-cell/>
          <table:table-cell office:value-type="float" office:value="68">
            <text:p>68</text:p>
          </table:table-cell>
          <table:table-cell table:formula="of:=([.D16]-32)*5/9" office:value-type="float" office:value="20">
            <text:p>20.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[.A17]*9/5 + 32" office:value-type="float" office:value="77">
            <text:p>77.0</text:p>
          </table:table-cell>
          <table:table-cell/>
          <table:table-cell office:value-type="float" office:value="70">
            <text:p>70</text:p>
          </table:table-cell>
          <table:table-cell table:formula="of:=([.D17]-32)*5/9" office:value-type="float" office:value="21.1111111111111">
            <text:p>21.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[.A18]*9/5 + 32" office:value-type="float" office:value="86">
            <text:p>86.0</text:p>
          </table:table-cell>
          <table:table-cell/>
          <table:table-cell office:value-type="float" office:value="72">
            <text:p>72</text:p>
          </table:table-cell>
          <table:table-cell table:formula="of:=([.D18]-32)*5/9" office:value-type="float" office:value="22.2222222222222">
            <text:p>22.2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formula="of:=[.A19]*9/5 + 32" office:value-type="float" office:value="95">
            <text:p>95.0</text:p>
          </table:table-cell>
          <table:table-cell/>
          <table:table-cell office:value-type="float" office:value="75">
            <text:p>75</text:p>
          </table:table-cell>
          <table:table-cell table:formula="of:=([.D19]-32)*5/9" office:value-type="float" office:value="23.8888888888889">
            <text:p>23.9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formula="of:=[.A20]*9/5 + 32" office:value-type="float" office:value="98.6">
            <text:p>98.6</text:p>
          </table:table-cell>
          <table:table-cell/>
          <table:table-cell office:value-type="float" office:value="80">
            <text:p>80</text:p>
          </table:table-cell>
          <table:table-cell table:formula="of:=([.D20]-32)*5/9" office:value-type="float" office:value="26.6666666666667">
            <text:p>26.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formula="of:=[.A21]*9/5 + 32" office:value-type="float" office:value="104">
            <text:p>104.0</text:p>
          </table:table-cell>
          <table:table-cell/>
          <table:table-cell office:value-type="float" office:value="86">
            <text:p>86</text:p>
          </table:table-cell>
          <table:table-cell table:formula="of:=([.D21]-32)*5/9" office:value-type="float" office:value="30">
            <text:p>30.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[.A22]*9/5 + 32" office:value-type="float" office:value="122">
            <text:p>122.0</text:p>
          </table:table-cell>
          <table:table-cell/>
          <table:table-cell office:value-type="float" office:value="90">
            <text:p>90</text:p>
          </table:table-cell>
          <table:table-cell table:formula="of:=([.D22]-32)*5/9" office:value-type="float" office:value="32.2222222222222">
            <text:p>32.2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formula="of:=[.A23]*9/5 + 32" office:value-type="float" office:value="131">
            <text:p>131.0</text:p>
          </table:table-cell>
          <table:table-cell/>
          <table:table-cell office:value-type="float" office:value="95">
            <text:p>95</text:p>
          </table:table-cell>
          <table:table-cell table:formula="of:=([.D23]-32)*5/9" office:value-type="float" office:value="35">
            <text:p>35.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formula="of:=[.A24]*9/5 + 32" office:value-type="float" office:value="140">
            <text:p>140.0</text:p>
          </table:table-cell>
          <table:table-cell/>
          <table:table-cell office:value-type="float" office:value="98.6">
            <text:p>98.6</text:p>
          </table:table-cell>
          <table:table-cell table:formula="of:=([.D24]-32)*5/9" office:value-type="float" office:value="37">
            <text:p>37.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formula="of:=[.A25]*9/5 + 32" office:value-type="float" office:value="158">
            <text:p>158.0</text:p>
          </table:table-cell>
          <table:table-cell/>
          <table:table-cell office:value-type="float" office:value="100">
            <text:p>100</text:p>
          </table:table-cell>
          <table:table-cell table:formula="of:=([.D25]-32)*5/9" office:value-type="float" office:value="37.7777777777778">
            <text:p>37.8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formula="of:=[.A26]*9/5 + 32" office:value-type="float" office:value="176">
            <text:p>176.0</text:p>
          </table:table-cell>
          <table:table-cell/>
          <table:table-cell office:value-type="float" office:value="110">
            <text:p>110</text:p>
          </table:table-cell>
          <table:table-cell table:formula="of:=([.D26]-32)*5/9" office:value-type="float" office:value="43.3333333333333">
            <text:p>43.3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formula="of:=[.A27]*9/5 + 32" office:value-type="float" office:value="185">
            <text:p>185.0</text:p>
          </table:table-cell>
          <table:table-cell/>
          <table:table-cell office:value-type="float" office:value="212">
            <text:p>212</text:p>
          </table:table-cell>
          <table:table-cell table:formula="of:=([.D27]-32)*5/9" office:value-type="float" office:value="100">
            <text:p>100.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[.A28]*9/5 + 32" office:value-type="float" office:value="212">
            <text:p>212.0</text:p>
          </table:table-cell>
          <table:table-cell/>
          <table:table-cell office:value-type="float" office:value="250">
            <text:p>250</text:p>
          </table:table-cell>
          <table:table-cell table:formula="of:=([.D28]-32)*5/9" office:value-type="float" office:value="121.111111111111">
            <text:p>121.1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table:formula="of:=[.A29]*9/5 + 32" office:value-type="float" office:value="221">
            <text:p>221.0</text:p>
          </table:table-cell>
          <table:table-cell/>
          <table:table-cell office:value-type="float" office:value="300">
            <text:p>300</text:p>
          </table:table-cell>
          <table:table-cell table:formula="of:=([.D29]-32)*5/9" office:value-type="float" office:value="148.888888888889">
            <text:p>148.9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table:formula="of:=[.A30]*9/5 + 32" office:value-type="float" office:value="257">
            <text:p>257.0</text:p>
          </table:table-cell>
          <table:table-cell/>
          <table:table-cell office:value-type="float" office:value="350">
            <text:p>350</text:p>
          </table:table-cell>
          <table:table-cell table:formula="of:=([.D30]-32)*5/9" office:value-type="float" office:value="176.666666666667">
            <text:p>176.7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table:formula="of:=[.A31]*9/5 + 32" office:value-type="float" office:value="311">
            <text:p>311.0</text:p>
          </table:table-cell>
          <table:table-cell/>
          <table:table-cell office:value-type="float" office:value="400">
            <text:p>400</text:p>
          </table:table-cell>
          <table:table-cell table:formula="of:=([.D31]-32)*5/9" office:value-type="float" office:value="204.444444444444">
            <text:p>204.4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formula="of:=[.A32]*9/5 + 32" office:value-type="float" office:value="392">
            <text:p>392.0</text:p>
          </table:table-cell>
          <table:table-cell/>
          <table:table-cell office:value-type="float" office:value="450">
            <text:p>450</text:p>
          </table:table-cell>
          <table:table-cell table:formula="of:=([.D32]-32)*5/9" office:value-type="float" office:value="232.222222222222">
            <text:p>232.2</text:p>
          </table:table-cell>
        </table:table-row>
        <table:table-row table:style-name="ro2">
          <table:table-cell office:value-type="float" office:value="288">
            <text:p>288</text:p>
          </table:table-cell>
          <table:table-cell table:formula="of:=[.A33]*9/5 + 32" office:value-type="float" office:value="550.4">
            <text:p>550.4</text:p>
          </table:table-cell>
          <table:table-cell/>
          <table:table-cell office:value-type="float" office:value="500">
            <text:p>500</text:p>
          </table:table-cell>
          <table:table-cell table:formula="of:=([.D33]-32)*5/9" office:value-type="float" office:value="260">
            <text:p>260.0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table:formula="of:=[.A34]*9/5 + 32" office:value-type="float" office:value="572">
            <text:p>572.0</text:p>
          </table:table-cell>
          <table:table-cell table:style-name="Default"/>
          <table:table-cell office:value-type="float" office:value="550">
            <text:p>550</text:p>
          </table:table-cell>
          <table:table-cell table:formula="of:=([.D34]-32)*5/9" office:value-type="float" office:value="287.777777777778">
            <text:p>287.8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table:formula="of:=[.A35]*9/5 + 32" office:value-type="float" office:value="752">
            <text:p>752.0</text:p>
          </table:table-cell>
          <table:table-cell table:style-name="Default" table:number-columns-repeated="3"/>
        </table:table-row>
        <table:table-row table:style-name="ro2">
          <table:table-cell office:value-type="float" office:value="500">
            <text:p>500</text:p>
          </table:table-cell>
          <table:table-cell table:formula="of:=[.A36]*9/5 + 32" office:value-type="float" office:value="932">
            <text:p>932.0</text:p>
          </table:table-cell>
          <table:table-cell table:style-name="Default" table:number-columns-repeated="3"/>
        </table:table-row>
        <table:table-row table:style-name="ro2">
          <table:table-cell table:style-name="ce3" office:value-type="float" office:value="550">
            <text:p>550</text:p>
          </table:table-cell>
          <table:table-cell table:style-name="ce6" table:formula="of:=[.A37]*9/5 + 32" office:value-type="float" office:value="1022">
            <text:p>1022.0</text:p>
          </table:table-cell>
          <table:table-cell table:style-name="Default" table:number-columns-repeated="3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1T10:22:09.70</meta:creation-date>
    <dc:date>2013-04-15T08:37:53.04</dc:date>
    <meta:editing-duration>PT10M33S</meta:editing-duration>
    <meta:editing-cycles>4</meta:editing-cycles>
    <meta:generator>LibreOffice/3.5$Windows_x86 LibreOffice_project/7e68ba2-a744ebf-1f241b7-c506db1-7d53735</meta:generator>
    <meta:print-date>2013-04-15T08:37:47.03</meta:print-date>
    <meta:document-statistic meta:table-count="3" meta:cell-count="142" meta:object-count="0"/>
  </office:meta>
</office:document-meta>
</file>